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/>
    </style:style>
    <style:style style:name="T2" style:parent-style-name="Car.predefinitoparagrafo" style:family="text">
      <style:text-properties style:font-name="Wingdings" style:font-name-asian="Wingdings" style:font-name-complex="Wingdings"/>
    </style:style>
    <style:style style:name="T3" style:parent-style-name="Car.predefinitoparagrafo" style:family="text">
      <style:text-properties style:font-name="Wingdings" style:font-name-asian="Wingdings" style:font-name-complex="Wingdings"/>
    </style:style>
    <style:style style:name="T4" style:parent-style-name="Car.predefinitoparagrafo" style:family="text">
      <style:text-properties style:font-name="Wingdings" style:font-name-asian="Wingdings" style:font-name-complex="Wingdings"/>
    </style:style>
    <style:style style:name="T5" style:parent-style-name="Car.predefinitoparagrafo" style:family="text">
      <style:text-properties style:font-name="Wingdings" style:font-name-asian="Wingdings" style:font-name-complex="Wingdings"/>
    </style:style>
    <style:style style:name="T6" style:parent-style-name="Car.predefinitoparagrafo" style:family="text">
      <style:text-properties style:font-name="Wingdings" style:font-name-asian="Wingdings" style:font-name-complex="Wingdings"/>
    </style:style>
  </office:automatic-styles>
  <office:body>
    <office:text text:use-soft-page-breaks="true">
      <text:p text:style-name="P1">L’applicazione ha come scopo quello di memorizzare impegni scolastici (interrogazioni, verifiche, gite, compiti , corsi). L’utente inserisce username e password e accede all ‘applicazione. Una volta dentro l’utente può vedere gli impegni o aggiungerne altri. Ogni impegno è caratterizzato da ora data e un tipo. ( interrogazione , verifica, gite, compiti, corsi)</text:p>
      <text:p text:style-name="Normale"/>
      <text:p text:style-name="Normale">Interrogazione<text:s/><text:span text:style-name="T2"></text:span><text:s/>data ora materia</text:p>
      <text:p text:style-name="Normale">Verifica<text:s/><text:span text:style-name="T3"></text:span>data ora materia</text:p>
      <text:p text:style-name="Normale">Compiti<text:s/><text:span text:style-name="T4"></text:span><text:s/>materia , decrizione , scadenza</text:p>
      <text:p text:style-name="Normale">Gita<text:s/><text:span text:style-name="T5"></text:span>destinazione, partetenza, rientro, costo</text:p>
      <text:p text:style-name="Normale">Corsi<text:s/><text:span text:style-name="T6"></text:span>materia, inizio , fine</text:p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drea Grassi</meta:initial-creator>
    <dc:creator>Andrea Grassi</dc:creator>
    <meta:creation-date>2017-03-30T06:43:00Z</meta:creation-date>
    <dc:date>2017-03-30T06:50:00Z</dc:date>
    <meta:template xlink:href="Normal.dotm" xlink:type="simple"/>
    <meta:editing-cycles>1</meta:editing-cycles>
    <meta:editing-duration>PT420S</meta:editing-duration>
    <meta:document-statistic meta:page-count="1" meta:paragraph-count="1" meta:word-count="81" meta:character-count="544" meta:row-count="3" meta:non-whitespace-character-count="464"/>
  </office:meta>
</office:document-meta>
</file>